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NewChapter">
      <style:paragraph-properties fo:break-before="pag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OOoCopyrightPage" style:master-page-name="OOoCopyright">
      <style:paragraph-properties style:page-number="auto"/>
    </style:style>
    <style:style style:name="P21" style:family="paragraph" style:parent-style-name="OOoList_20_1_20_End">
      <style:text-properties fo:language="en" fo:country="US"/>
    </style:style>
    <style:style style:name="P22" style:family="paragraph" style:parent-style-name="OOoList_20_1_20_Cont.">
      <style:paragraph-properties fo:margin-top="0in" fo:margin-bottom="0.0236in"/>
      <style:text-properties fo:language="en" fo:country="US"/>
    </style:style>
    <style:style style:name="P23" style:family="paragraph" style:parent-style-name="OOoNewChapter" style:master-page-name="OOoTitlePage">
      <style:paragraph-properties style:page-number="auto"/>
    </style:style>
    <style:style style:name="P24" style:family="paragraph" style:parent-style-name="OOoList_20_1_20_Start">
      <style:paragraph-properties loext:contextual-spacing="false" fo:margin-top="0in" fo:margin-bottom="0.0236in"/>
      <style:text-properties fo:language="en" fo:country="US"/>
    </style:style>
    <style:style style:name="P25" style:family="paragraph" style:parent-style-name="OOoTextBody"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20">Copyright</text:p>
      <text:p text:style-name="OOoTextBody">This document is Copyright <text:span text:style-name="T8">©</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8 December 2022. Based on Apache OpenOffice 4.1.</text:p>
      <text:p text:style-name="P25"/>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Preface<text:tab/>4</text:p>
          <text:p text:style-name="P19">Who Is This Book For?<text:tab/>4</text:p>
          <text:p text:style-name="P19">What's in This Book?<text:tab/>4</text:p>
          <text:p text:style-name="P19">Where to Get More Help<text:tab/>4</text:p>
          <text:p text:style-name="P19">What You See May Be Different<text:tab/>5</text:p>
          <text:p text:style-name="P19">What Are All These Things Called?<text:tab/>5</text:p>
          <text:p text:style-name="P19">Using Apache OpenOffice on macOS<text:tab/>6</text:p>
        </text:index-body>
      </text:table-of-content>
      <text:p text:style-name="Standard"/>
      <text:p text:style-name="P17"/>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168437427066828431" text:style-name="OOoBullets_20_1">
        <text:list-item>
          <text:p text:style-name="P24">Writer (word processing)</text:p>
        </text:list-item>
        <text:list-item>
          <text:p text:style-name="P22">Calc (spreadsheets)</text:p>
        </text:list-item>
        <text:list-item>
          <text:p text:style-name="P22">Impress (presentations)</text:p>
        </text:list-item>
        <text:list-item>
          <text:p text:style-name="P22">Draw (vector graphics)</text:p>
        </text:list-item>
        <text:list-item>
          <text:p text:style-name="P22">Base (database)</text:p>
        </text:list-item>
        <text:list-item>
          <text:p text:style-name="P21">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82669532"/>Help system<text:alphabetical-index-mark-end text:id="IMark8266953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82584836"/><text:span text:style-name="T4">support</text:span><text:alphabetical-index-mark-end text:id="IMark82584836"/><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5</text:page-number></text:p>
      </style:footer>
      <style:footer-left>
        <text:p text:style-name="OOoFooter"><text:page-number text:select-page="current">6</text:page-number>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12-08T13:57:41.61</dc:date>
    <dc:creator>Keith McKenna</dc:creator>
    <meta:editing-duration>PT8H43M37S</meta:editing-duration>
    <meta:editing-cycles>39</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3" meta:word-count="940" meta:character-count="5547"/>
    <meta:user-defined meta:name="Info 1"/>
    <meta:user-defined meta:name="Info 2"/>
    <meta:user-defined meta:name="Info 3"/>
    <meta:user-defined meta:name="Info 4"/>
    <meta:template xlink:type="simple" xlink:actuate="onRequest" xlink:title="AOOdoc" xlink:href="../../AppData/Roaming/OpenOffice/4/user/template/en-US/AOOdoc.ott" meta:date="2022-10-04T17:38:33.95"/>
  </office:meta>
</office:document-meta>
</file>